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68cm" svg:height="4.445cm" svg:x="25.38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8cm" svg:height="4.445cm" svg:x="19.03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8cm" svg:height="4.445cm" svg:x="12.682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4.445cm" svg:x="1.635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.27cm" svg:y="4.483cm"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.27cm" svg:y="5.118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3.175cm" svg:height="0.635cm" svg:x="2.27cm" svg:y="5.753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.27cm" svg:y="3.848cm">
          <text:p text:style-name="P1"><text:span text:style-name="T1">SMT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0.635cm" svg:x="6.715cm" svg:y="5.118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2.54cm" svg:height="0.635cm" svg:x="6.715cm" svg:y="5.753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57cm" svg:y1="6.388cm" svg:x2="7.985cm" svg:y2="6.388cm" draw:start-shape="id1" draw:start-glue-point="2" draw:end-shape="id2" svg:d="m3857 6388v500h4128v-500">
          <text:p/>
        </draw:connector>
        <draw:frame draw:style-name="gr5" draw:text-style-name="P3" draw:layer="layout" svg:width="3.203cm" svg:height="0.806cm" svg:x="2.27cm" svg:y="3.042cm">
          <draw:text-box>
            <text:p><text:span text:style-name="T2">E-mail client</text:span></text:p>
          </draw:text-box>
        </draw:frame>
        <draw:frame draw:style-name="gr5" draw:text-style-name="P3" draw:layer="layout" svg:width="3.317cm" svg:height="0.806cm" svg:x="7.35cm" svg:y="4.312cm">
          <draw:text-box>
            <text:p><text:span text:style-name="T2">Local Router</text:span></text:p>
          </draw:text-box>
        </draw:frame>
        <draw:custom-shape draw:style-name="gr3" draw:text-style-name="P2" draw:id="id3" draw:layer="layout" svg:width="2.54cm" svg:height="0.635cm" svg:x="9.255cm" svg:y="5.753cm">
          <text:p text:style-name="P1"><text:span text:style-name="T1">DS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8.185cm" svg:y="4.346cm"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8.185cm" svg:y="4.981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3.175cm" svg:height="0.635cm" svg:x="28.185cm" svg:y="5.616cm">
          <text:p text:style-name="P1"><text:span text:style-name="T1">Optic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8.185cm" svg:y="3.711cm">
          <text:p text:style-name="P1"><text:span text:style-name="T1">SMT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6.388cm" svg:x2="14.335cm" svg:y2="6.388cm" draw:start-shape="id3" draw:start-glue-point="2" draw:end-shape="id4" draw:end-glue-point="2" svg:d="m10525 6388v500h3810v-500">
          <text:p/>
        </draw:connector>
        <draw:frame draw:style-name="gr5" draw:text-style-name="P3" draw:layer="layout" svg:width="3.423cm" svg:height="0.806cm" svg:x="28.057cm" svg:y="2.905cm">
          <draw:text-box>
            <text:p><text:span text:style-name="T2">E-mail server</text:span></text:p>
          </draw:text-box>
        </draw:frame>
        <draw:custom-shape draw:style-name="gr3" draw:text-style-name="P2" draw:layer="layout" svg:width="5.08cm" svg:height="0.635cm" svg:x="13.065cm" svg:y="5.118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2.54cm" svg:height="0.635cm" svg:x="13.065cm" svg:y="5.753cm">
          <text:p text:style-name="P1"><text:span text:style-name="T1">DSL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343cm" svg:height="0.806cm" svg:x="14.248cm" svg:y="4.312cm">
          <draw:text-box>
            <text:p><text:span text:style-name="T2">ISP A Router</text:span></text:p>
          </draw:text-box>
        </draw:frame>
        <draw:custom-shape draw:style-name="gr3" draw:text-style-name="P2" draw:id="id5" draw:layer="layout" svg:width="2.54cm" svg:height="0.635cm" svg:x="15.605cm" svg:y="5.753cm">
          <text:p text:style-name="P1"><text:span text:style-name="T1">Optic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0.635cm" svg:x="19.415cm" svg:y="5.118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2.54cm" svg:height="0.635cm" svg:x="19.415cm" svg:y="5.753cm">
          <text:p text:style-name="P1"><text:span text:style-name="T1">Optical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393cm" svg:height="0.806cm" svg:x="20.598cm" svg:y="4.312cm">
          <draw:text-box>
            <text:p><text:span text:style-name="T2">ISP B Router</text:span></text:p>
          </draw:text-box>
        </draw:frame>
        <draw:custom-shape draw:style-name="gr3" draw:text-style-name="P2" draw:id="id8" draw:layer="layout" svg:width="2.54cm" svg:height="0.635cm" svg:x="21.955cm" svg:y="5.753cm">
          <text:p text:style-name="P1"><text:span text:style-name="T1">Optical</text:span></text:p>
          <draw:enhanced-geometry svg:viewBox="0 0 21600 21600" draw:type="rectangle" draw:enhanced-path="M 0 0 L 21600 0 21600 21600 0 21600 0 0 Z N"/>
        </draw:custom-shape>
        <draw:frame draw:style-name="gr6" draw:id="id6" draw:layer="layout" svg:width="1.035cm" svg:height="0.962cm" svg:x="18.38cm" svg:y="6.388cm">
          <draw:text-box>
            <text:p>...</text:p>
          </draw:text-box>
        </draw:frame>
        <draw:connector draw:style-name="gr4" draw:text-style-name="P1" draw:layer="layout" svg:x1="16.875cm" svg:y1="6.388cm" svg:x2="18.38cm" svg:y2="6.869cm" draw:start-shape="id5" draw:start-glue-point="2" draw:end-shape="id6" draw:end-glue-point="3" svg:d="m16875 6388v481h1505">
          <text:p/>
        </draw:connector>
        <draw:connector draw:style-name="gr4" draw:text-style-name="P1" draw:layer="layout" svg:x1="19.415cm" svg:y1="6.869cm" svg:x2="20.685cm" svg:y2="6.388cm" draw:start-shape="id6" draw:start-glue-point="1" draw:end-shape="id7" draw:end-glue-point="2" svg:d="m19415 6869h1270v-481">
          <text:p/>
        </draw:connector>
        <draw:connector draw:style-name="gr4" draw:text-style-name="P1" draw:layer="layout" svg:x1="23.225cm" svg:y1="6.388cm" svg:x2="29.772cm" svg:y2="6.251cm" draw:start-shape="id8" draw:start-glue-point="2" draw:end-shape="id9" draw:end-glue-point="2" svg:d="m23225 6388v500h6547v-637">
          <text:p/>
        </draw:connector>
        <draw:frame draw:style-name="gr5" draw:text-style-name="P3" draw:layer="layout" svg:width="3.702cm" svg:height="0.806cm" svg:x="8.728cm" svg:y="2.905cm">
          <draw:text-box>
            <text:p><text:span text:style-name="T2">Home network</text:span></text:p>
          </draw:text-box>
        </draw:frame>
        <draw:frame draw:style-name="gr5" draw:text-style-name="P3" draw:layer="layout" svg:width="3.592cm" svg:height="0.806cm" svg:x="15.188cm" svg:y="2.905cm">
          <draw:text-box>
            <text:p><text:span text:style-name="T2">ISP A network</text:span></text:p>
          </draw:text-box>
        </draw:frame>
        <draw:frame draw:style-name="gr5" draw:text-style-name="P3" draw:layer="layout" svg:width="3.643cm" svg:height="0.806cm" svg:x="21.487cm" svg:y="2.905cm">
          <draw:text-box>
            <text:p><text:span text:style-name="T2">ISP B network</text:span></text:p>
          </draw:text-box>
        </draw:frame>
        <draw:frame draw:style-name="gr5" draw:text-style-name="P3" draw:layer="layout" svg:width="2.775cm" svg:height="1.916cm" svg:x="25.53cm" svg:y="2.905cm">
          <draw:text-box>
            <text:p><text:span text:style-name="T2">E-mail </text:span></text:p>
            <text:p><text:span text:style-name="T2">provider's </text:span></text:p>
            <text:p><text:span text:style-name="T2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.605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sco </meta:initial-creator>
    <meta:creation-date>2010-08-17T14:16:22</meta:creation-date>
    <dc:date>2010-08-17T21:28:25</dc:date>
    <dc:creator>rasco </dc:creator>
    <meta:editing-duration>PT01H12M43S</meta:editing-duration>
    <meta:editing-cycles>7</meta:editing-cycles>
    <meta:generator>OpenOffice.org/3.2$Linux OpenOffice.org_project/320m12$Build-9483</meta:generator>
    <meta:document-statistic meta:object-count="36"/>
  </office:meta>
</office:document-meta>
</file>